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900000138DF705B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18.932cm" table:align="margins"/>
    </style:style>
    <style:style style:name="Tabella2.A" style:family="table-column">
      <style:table-column-properties style:column-width="10.174cm" style:rel-column-width="35219*"/>
    </style:style>
    <style:style style:name="Tabella2.B" style:family="table-column">
      <style:table-column-properties style:column-width="1.131cm" style:rel-column-width="3913*"/>
    </style:style>
    <style:style style:name="Tabella2.C" style:family="table-column">
      <style:table-column-properties style:column-width="1.178cm" style:rel-column-width="4078*"/>
    </style:style>
    <style:style style:name="Tabella2.D" style:family="table-column">
      <style:table-column-properties style:column-width="2.117cm" style:rel-column-width="7327*"/>
    </style:style>
    <style:style style:name="Tabella2.E" style:family="table-column">
      <style:table-column-properties style:column-width="1.228cm" style:rel-column-width="4249*"/>
    </style:style>
    <style:style style:name="Tabella2.F" style:family="table-column">
      <style:table-column-properties style:column-width="2.088cm" style:rel-column-width="7229*"/>
    </style:style>
    <style:style style:name="Tabella2.G" style:family="table-column">
      <style:table-column-properties style:column-width="1.016cm" style:rel-column-width="3520*"/>
    </style:style>
    <style:style style:name="Tabella2.A1" style:family="table-cell">
      <style:table-cell-properties fo:background-color="#c0c0c0" fo:padding="0.097cm" fo:border-left="none" fo:border-right="none" fo:border-top="0.002cm solid #000000" fo:border-bottom="0.002cm solid #000000">
        <style:background-image/>
      </style:table-cell-properties>
    </style:style>
    <style:style style:name="Tabella2.A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Arial" fo:font-size="8pt" fo:background-color="transparent" style:font-size-asian="8pt" style:font-size-complex="8pt"/>
    </style:style>
    <style:style style:name="P12" style:family="paragraph" style:parent-style-name="Table_20_Contents">
      <style:text-properties style:font-name="Arial" fo:font-size="8pt" style:font-size-asian="8pt" style:font-size-complex="8pt"/>
    </style:style>
    <style:style style:name="P13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4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5" style:family="paragraph" style:parent-style-name="Table_20_Contents">
      <style:paragraph-properties fo:margin-left="1.323cm" fo:margin-right="0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fo:background-color="transparent" style:font-size-asian="8pt" style:font-style-asian="italic" style:font-size-complex="8pt" style:font-style-complex="italic"/>
    </style:style>
    <style:style style:name="P21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fo:background-color="#ffffff" style:font-size-asian="8pt" style:font-style-asian="italic" style:font-size-complex="8pt" style:font-style-complex="italic"/>
    </style:style>
    <style:style style:name="P22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P29" style:family="paragraph" style:parent-style-name="Standard">
      <style:text-properties style:font-name="arial1" fo:font-size="4pt" fo:font-weight="bold" style:font-size-asian="3.5pt" style:font-weight-asian="bold" style:font-size-complex="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1" fo:font-size="6pt" fo:font-weight="bold" fo:background-color="transparent" style:font-size-asian="6pt" style:font-weight-asian="bold" style:font-size-complex="6pt" style:font-weight-complex="bold"/>
    </style:style>
    <style:style style:name="P31" style:family="paragraph" style:parent-style-name="Standard">
      <style:paragraph-properties fo:text-align="end" style:justify-single-word="false">
        <style:tab-stops>
          <style:tab-stop style:position="8.878cm"/>
        </style:tab-stops>
      </style:paragraph-properties>
      <style:text-properties style:font-name="arial1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arial1" fo:font-size="11pt" fo:font-weight="bold" fo:background-color="transparent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P36" style:family="paragraph" style:parent-style-name="Standard">
      <style:text-properties style:font-name="arial1" fo:font-size="8pt" fo:font-weight="bold" style:font-size-asian="8pt" style:font-weight-asian="bold" style:font-size-complex="8pt" style:font-weight-complex="bold"/>
    </style:style>
    <style:style style:name="P37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1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P38" style:family="paragraph" style:parent-style-name="Standard">
      <style:text-properties style:font-name="arial1" fo:font-size="8pt" style:font-size-asian="8pt" style:font-size-complex="8pt"/>
    </style:style>
    <style:style style:name="P39" style:family="paragraph" style:parent-style-name="Standard">
      <style:text-properties style:font-name="arial1" fo:font-size="4pt" fo:font-weight="bold" style:font-size-asian="3.5pt" style:font-weight-asian="bold" style:font-size-complex="4pt" style:font-weight-complex="bold"/>
    </style:style>
    <style:style style:name="P40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1" fo:font-size="8pt" fo:background-color="transparent" style:font-size-asian="8pt" style:font-size-complex="8pt"/>
    </style:style>
    <style:style style:name="P41" style:family="paragraph" style:parent-style-name="Standard">
      <style:paragraph-properties fo:margin-left="0cm" fo:margin-right="0cm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1" fo:font-size="8pt" fo:font-weight="bold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1" fo:font-size="8pt" style:font-size-asian="8pt" style:font-size-complex="8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1" fo:font-size="10pt" fo:font-weight="normal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-1.974cm" fo:margin-right="0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1" fo:font-size="10pt" fo:font-weight="normal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-0.071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1" fo:font-size="10pt" fo:font-weight="normal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-0.071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1" fo:font-size="4pt" fo:font-weight="normal" fo:background-color="transparent" style:font-size-asian="3.5pt" style:font-weight-asian="normal" style:font-size-complex="4pt" style:font-weight-complex="normal"/>
    </style:style>
    <style:style style:name="P47" style:family="paragraph" style:parent-style-name="Standard">
      <style:paragraph-properties fo:margin-left="-0.097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49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background-color="transparent"/>
    </style:style>
    <style:style style:name="T9" style:family="text">
      <style:text-properties style:font-style-asian="italic"/>
    </style:style>
    <style:style style:name="T10" style:family="text">
      <style:text-properties style:font-style-complex="italic"/>
    </style:style>
    <style:style style:name="T11" style:family="text">
      <style:text-properties fo:font-weight="bold"/>
    </style:style>
    <style:style style:name="T12" style:family="text">
      <style:text-properties style:font-weight-asian="bold"/>
    </style:style>
    <style:style style:name="T13" style:family="text">
      <style:text-properties style:font-weight-complex="bold"/>
    </style:style>
    <style:style style:name="T14" style:family="text">
      <style:text-properties style:font-name="Arial" fo:font-style="italic" fo:font-weight="normal" fo:background-color="transparent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5">[Code] Descrizione / Description</text:p>
          </table:table-cell>
          <table:table-cell table:style-name="Tabella2.A1" office:value-type="string">
            <text:p text:style-name="P6">U.M.</text:p>
          </table:table-cell>
          <table:table-cell table:style-name="Tabella2.A1" office:value-type="string">
            <text:p text:style-name="P6">Qtà </text:p>
          </table:table-cell>
          <table:table-cell table:style-name="Tabella2.A1" office:value-type="string">
            <text:p text:style-name="P6">Prezzo Uni.</text:p>
          </table:table-cell>
          <table:table-cell table:style-name="Tabella2.A1" office:value-type="string">
            <text:p text:style-name="P6">Sconto</text:p>
          </table:table-cell>
          <table:table-cell table:style-name="Tabella2.A1" office:value-type="string">
            <text:p text:style-name="P6">Prezzo</text:p>
          </table:table-cell>
          <table:table-cell table:style-name="Tabella2.A1" office:value-type="string">
            <text:p text:style-name="P6">I.V.A.</text:p>
          </table:table-cell>
        </table:table-row>
        <table:table-row>
          <table:table-cell table:style-name="Tabella2.A2" table:number-columns-spanned="7" office:value-type="string">
            <text:p text:style-name="P33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8"><text:placeholder text:placeholder-type="text">&lt;line.name or ''&gt;</text:placeholder></text:p>
          </table:table-cell>
          <table:table-cell table:style-name="Tabella2.A2" office:value-type="string">
            <text:p text:style-name="P9"><text:placeholder text:placeholder-type="text">&lt;line.product_uom.name or ''&gt;</text:placeholder></text:p>
          </table:table-cell>
          <table:table-cell table:style-name="Tabella2.A2" office:value-type="string">
            <text:p text:style-name="P10"><text:placeholder text:placeholder-type="text">&lt;formatLang(line.product_uos_qty)&gt;</text:placeholder></text:p>
          </table:table-cell>
          <table:table-cell table:style-name="Tabella2.A2" office:value-type="string">
            <text:p text:style-name="P10"><text:placeholder text:placeholder-type="text">&lt;formatLang(line.price_unit)&gt;</text:placeholder> €</text:p>
          </table:table-cell>
          <table:table-cell table:style-name="Tabella2.A2" office:value-type="string">
            <text:p text:style-name="P9"><text:placeholder text:placeholder-type="text">&lt;str('%.0f' % line.discount) +'%'&gt;</text:placeholder></text:p>
          </table:table-cell>
          <table:table-cell table:style-name="Tabella2.A2" office:value-type="string">
            <text:p text:style-name="P10"><text:placeholder text:placeholder-type="text">&lt;formatLang(line.price_subtotal)&gt;</text:placeholder> €</text:p>
          </table:table-cell>
          <table:table-cell table:style-name="Tabella2.A2" office:value-type="string">
            <text:p text:style-name="P9"><text:placeholder text:placeholder-type="text">&lt;if test="line.tax_id"&gt;</text:placeholder><text:placeholder text:placeholder-type="text">&lt;str('%.0f' % ((line.tax_id[0].amount)*100))+'%'&gt;</text:placeholder><text:placeholder text:placeholder-type="text">&lt;/if&gt;</text:placeholder></text:p>
          </table:table-cell>
        </table:table-row>
        <table:table-row>
          <table:table-cell table:style-name="Tabella2.A2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8.932cm" table:align="margins"/>
    </style:style>
    <style:style style:name="Tabella3.A" style:family="table-column">
      <style:table-column-properties style:column-width="9.465cm" style:rel-column-width="32767*"/>
    </style:style>
    <style:style style:name="Tabella3.B" style:family="table-column">
      <style:table-column-properties style:column-width="9.467cm" style:rel-column-width="32768*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178cm"/>
    </style:style>
    <style:style style:name="Table1" style:family="table">
      <style:table-properties style:width="18.932cm" table:align="margins"/>
    </style:style>
    <style:style style:name="Table1.A" style:family="table-column">
      <style:table-column-properties style:column-width="9.684cm" style:rel-column-width="5490*"/>
    </style:style>
    <style:style style:name="Table1.B" style:family="table-column">
      <style:table-column-properties style:column-width="4.815cm" style:rel-column-width="2730*"/>
    </style:style>
    <style:style style:name="Table1.C" style:family="table-column">
      <style:table-column-properties style:column-width="3.253cm" style:rel-column-width="1844*"/>
    </style:style>
    <style:style style:name="Table1.D" style:family="table-column">
      <style:table-column-properties style:column-width="1.18cm" style:rel-column-width="6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2" style:family="table-row">
      <style:table-row-properties style:min-row-height="0.993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8.932cm" table:align="center" style:shadow="none"/>
    </style:style>
    <style:style style:name="Tabella5.A" style:family="table-column">
      <style:table-column-properties style:column-width="7.724cm"/>
    </style:style>
    <style:style style:name="Tabella5.B" style:family="table-column">
      <style:table-column-properties style:column-width="3.835cm"/>
    </style:style>
    <style:style style:name="Tabella5.C" style:family="table-column">
      <style:table-column-properties style:column-width="0.452cm"/>
    </style:style>
    <style:style style:name="Tabella5.D" style:family="table-column">
      <style:table-column-properties style:column-width="2.778cm"/>
    </style:style>
    <style:style style:name="Tabella5.E" style:family="table-column">
      <style:table-column-properties style:column-width="0.605cm"/>
    </style:style>
    <style:style style:name="Tabella5.F" style:family="table-column">
      <style:table-column-properties style:column-width="0.58cm"/>
    </style:style>
    <style:style style:name="Tabella5.G" style:family="table-column">
      <style:table-column-properties style:column-width="2.958cm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ella5.G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ella5.A2" style:family="table-cell" style:data-style-name="N76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5.E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5.G2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ella5.G3" style:family="table-cell">
      <style:table-cell-properties style:vertical-align="middle"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ella5.A4" style:family="table-cell" style:data-style-name="N76">
      <style:table-cell-properties fo:padding="0.097cm" fo:border-left="none" fo:border-right="none" fo:border-top="0.002cm solid #000000" fo:border-bottom="none"/>
    </style:style>
    <style:style style:name="Tabella5.B4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margin-left="1.323cm" fo:margin-right="0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6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style:font-size-asian="10pt" style:font-size-complex="10pt"/>
    </style:style>
    <style:style style:name="MP7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fo:background-color="transparent" style:font-size-asian="8pt" style:font-style-asian="italic" style:font-size-complex="8pt" style:font-style-complex="italic"/>
    </style:style>
    <style:style style:name="MP9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fo:background-color="#ffffff" style:font-size-asian="8pt" style:font-style-asian="italic" style:font-size-complex="8pt" style:font-style-complex="italic"/>
    </style:style>
    <style:style style:name="MP10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11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3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14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MP15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MP16" style:family="paragraph" style:parent-style-name="Table_20_Contents">
      <style:text-properties style:font-name="Arial" fo:font-size="8pt" fo:background-color="transparent" style:font-size-asian="8pt" style:font-size-complex="8pt"/>
    </style:style>
    <style:style style:name="MP1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MP19" style:family="paragraph" style:parent-style-name="Table_20_Contents">
      <style:text-properties style:font-name="Arial" fo:font-size="8pt" style:font-size-asian="8pt" style:font-size-complex="8pt"/>
    </style:style>
    <style:style style:name="MP20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MP21" style:family="paragraph" style:parent-style-name="Table_20_Contents">
      <style:text-properties style:font-name="Arial" fo:font-size="10pt" style:font-size-asian="10pt" style:font-size-complex="10pt"/>
    </style:style>
    <style:style style:name="MP22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MP23" style:family="paragraph" style:parent-style-name="Standard">
      <style:text-properties style:font-name="arial1" fo:font-size="8pt" style:font-size-asian="8pt" style:font-size-complex="8pt"/>
    </style:style>
    <style:style style:name="MP24" style:family="paragraph" style:parent-style-name="Standard">
      <style:paragraph-properties fo:text-align="center" style:justify-single-word="false"/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MP25" style:family="paragraph" style:parent-style-name="Standard">
      <style:paragraph-properties fo:text-align="center" style:justify-single-word="false"/>
      <style:text-properties style:font-name="arial1" fo:font-size="6pt" fo:font-weight="bold" fo:background-color="transparent" style:font-size-asian="6pt" style:font-weight-asian="bold" style:font-size-complex="6pt" style:font-weight-complex="bold"/>
    </style:style>
    <style:style style:name="MP26" style:family="paragraph" style:parent-style-name="Standard">
      <style:paragraph-properties fo:text-align="center" style:justify-single-word="false"/>
      <style:text-properties style:font-name="arial1" fo:font-size="11pt" fo:font-weight="bold" fo:background-color="transparent" style:font-size-asian="11pt" style:font-weight-asian="bold" style:font-size-complex="11pt" style:font-weight-complex="bold"/>
    </style:style>
    <style:style style:name="MP27" style:family="paragraph" style:parent-style-name="Standard">
      <style:paragraph-properties fo:margin-left="0cm" fo:margin-right="0cm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1" fo:font-size="8pt" fo:font-weight="bold" style:font-size-asian="8pt" style:font-weight-asian="bold" style:font-size-complex="8pt" style:font-weight-complex="bold"/>
    </style:style>
    <style:style style:name="MP28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1" fo:font-size="8pt" style:font-size-asian="8pt" style:font-size-complex="8pt"/>
    </style:style>
    <style:style style:name="MP29" style:family="paragraph" style:parent-style-name="Standard">
      <style:text-properties style:font-name="arial1" fo:font-size="8pt" fo:font-weight="bold" style:font-size-asian="8pt" style:font-weight-asian="bold" style:font-size-complex="8pt" style:font-weight-complex="bold"/>
    </style:style>
    <style:style style:name="MP30" style:family="paragraph" style:parent-style-name="Standard">
      <style:text-properties style:font-name="arial1" fo:font-size="4pt" fo:font-weight="bold" style:font-size-asian="3.5pt" style:font-weight-asian="bold" style:font-size-complex="4pt" style:font-weight-complex="bold"/>
    </style:style>
    <style:style style:name="MP31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1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MP32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1" fo:font-size="8pt" fo:background-color="transparent" style:font-size-asian="8pt" style:font-size-complex="8pt"/>
    </style:style>
    <style:style style:name="MP33" style:family="paragraph" style:parent-style-name="Standard"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M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1" fo:font-size="10pt" fo:font-weight="normal" fo:background-color="transparent" style:font-size-asian="10pt" style:font-weight-asian="normal" style:font-size-complex="10pt" style:font-weight-complex="normal"/>
    </style:style>
    <style:style style:name="MP35" style:family="paragraph" style:parent-style-name="Standard">
      <style:paragraph-properties fo:margin-left="-0.071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1" fo:font-size="10pt" fo:font-weight="normal" fo:background-color="transparent" style:font-size-asian="10pt" style:font-weight-asian="normal" style:font-size-complex="10pt" style:font-weight-complex="normal"/>
    </style:style>
    <style:style style:name="MP36" style:family="paragraph" style:parent-style-name="Standard">
      <style:paragraph-properties fo:margin-left="-0.071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1" fo:font-size="4pt" fo:font-weight="normal" fo:background-color="transparent" style:font-size-asian="3.5pt" style:font-weight-asian="normal" style:font-size-complex="4pt" style:font-weight-complex="normal"/>
    </style:style>
    <style:style style:name="MP37" style:family="paragraph" style:parent-style-name="Standard">
      <style:paragraph-properties fo:margin-left="-0.097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MP38" style:family="paragraph" style:parent-style-name="Standard">
      <style:paragraph-properties fo:text-align="end" style:justify-single-word="false">
        <style:tab-stops>
          <style:tab-stop style:position="8.878cm"/>
        </style:tab-stops>
      </style:paragraph-properties>
      <style:text-properties style:font-name="arial1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MT1" style:family="text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MT2" style:family="text">
      <style:text-properties style:font-name="Arial" fo:font-style="italic" fo:font-weight="normal" fo:background-color="transparent" style:font-style-asian="italic" style:font-weight-asian="normal" style:font-style-complex="italic" style:font-weight-complex="normal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weight="bold" style:font-size-asian="10pt" style:font-weight-asian="bold" style:font-size-complex="10pt" style:font-weight-complex="bold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36cm" fo:margin-bottom="1.101cm" fo:margin-left="1.058cm" fo:margin-right="1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0.716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i1" text:anchor-type="as-char" svg:width="8.301cm" svg:height="3.14cm" draw:z-index="0"><draw:image xlink:href="Pictures/100002010000033900000138DF705B78.png" xlink:type="simple" xlink:show="embed" xlink:actuate="onLoad"/></draw:frame></text:p>
            </table:table-cell>
            <table:table-cell table:style-name="Tabella3.A1" table:number-rows-spanned="2" office:value-type="string">
              <text:p text:style-name="MP2"/>
              <text:p text:style-name="MP2"/>
              <text:p text:style-name="MP3"><text:placeholder text:placeholder-type="text">&lt;if test="o.partner_id.address[0].title"&gt;</text:placeholder></text:p>
              <text:p text:style-name="MP4"><text:placeholder text:placeholder-type="text">&lt;o.partner_id.address[0].title.name&gt;</text:placeholder></text:p>
              <text:p text:style-name="MP5"><text:placeholder text:placeholder-type="text">&lt;/if&gt;</text:placeholder></text:p>
              <text:p text:style-name="MP4"><text:placeholder text:placeholder-type="text">&lt;o.partner_id.name&gt;</text:placeholder></text:p>
              <text:p text:style-name="MP6"/>
              <text:p text:style-name="MP7"><text:placeholder text:placeholder-type="text">&lt;o.partner_id.address[0].street or ''&gt;</text:placeholder></text:p>
              <text:p text:style-name="MP7"><text:placeholder text:placeholder-type="text">&lt;o.partner_id.address[0].zip or ''&gt;</text:placeholder> <text:placeholder text:placeholder-type="text">&lt;o.partner_id.address[0].city or ''&gt;</text:placeholder></text:p>
              <text:p text:style-name="MP8">P.IVA:<text:placeholder text:placeholder-type="text">&lt;o.partner_id.vat or ''&gt;</text:placeholder></text:p>
              <text:p text:style-name="MP9">C.F.: <text:s/><text:placeholder text:placeholder-type="text">&lt;o.partner_id.fiscalcode or ''&gt;</text:placeholder></text:p>
              <text:p text:style-name="MP7">TEL: <text:placeholder text:placeholder-type="text">&lt;o.partner_id.address[0].phone or ''&gt;</text:placeholder></text:p>
              <text:p text:style-name="MP7">FAX: <text:placeholder text:placeholder-type="text">&lt;o.partner_id.address[0].fax or ''&gt;</text:placeholder></text:p>
            </table:table-cell>
          </table:table-row>
          <table:table-row table:style-name="Tabella3.2">
            <table:table-cell table:style-name="Tabella3.A1" office:value-type="string">
              <text:p text:style-name="MP10">Cantieri Navali Casa Srl</text:p>
              <text:p text:style-name="MP11">Via S. Agostino Loc. Casarevole</text:p>
              <text:p text:style-name="MP11">04024 GAETA (LT) – ITALY</text:p>
              <text:p text:style-name="MP12">Tel. +39 0771 744430 <text:s/>- fax +39 0771 712237 </text:p>
              <text:p text:style-name="MP12">CCIIAA LATINA 150502 – Cod. Fisc. e P.Iva: 02159640594 </text:p>
              <text:p text:style-name="MP12">e-mail: info@cantiericasa.it - www.cantiericasa.it</text:p>
            </table:table-cell>
            <table:covered-table-cell/>
          </table:table-row>
        </table:table>
        <text:p text:style-name="Head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rows-spanned="2" office:value-type="string">
              <text:p text:style-name="MP13">Destinazione / Delivery:</text:p>
              <text:p text:style-name="MP14"/>
              <text:p text:style-name="MP15"><text:placeholder text:placeholder-type="text">&lt;if test="o.partner_shipping_id.title"&gt;</text:placeholder></text:p>
              <text:p text:style-name="MP15"><text:placeholder text:placeholder-type="text">&lt;o.partner_shipping_id.title.name or ''&gt;</text:placeholder></text:p>
              <text:p text:style-name="MP15"><text:placeholder text:placeholder-type="text">&lt;/if&gt;</text:placeholder></text:p>
              <text:p text:style-name="MP16"><text:placeholder text:placeholder-type="text">&lt;o.partner_shipping_id.name or ''&gt;</text:placeholder></text:p>
            </table:table-cell>
            <table:table-cell table:style-name="Table1.A1" office:value-type="string">
              <text:p text:style-name="MP17">Data / Date</text:p>
              <text:p text:style-name="MP18"/>
              <text:p text:style-name="MP19"><text:placeholder text:placeholder-type="text">&lt;objects[0].date_order&gt;</text:placeholder></text:p>
            </table:table-cell>
            <table:table-cell table:style-name="Table1.A1" office:value-type="string">
              <text:p text:style-name="MP17">N° Preventivo / Order</text:p>
              <text:p text:style-name="MP18"/>
              <text:p text:style-name="MP20"><text:placeholder text:placeholder-type="text">&lt;objects[0].name or ''&gt;</text:placeholder></text:p>
            </table:table-cell>
            <table:table-cell table:style-name="Table1.D1" office:value-type="string">
              <text:p text:style-name="MP17">Pagine</text:p>
              <text:p text:style-name="MP18"/>
              <text:p text:style-name="MP21"><text:page-number text:select-page="current">1</text:page-number>/<text:page-count>1</text:page-count></text:p>
            </table:table-cell>
          </table:table-row>
          <table:table-row table:style-name="Table1.2">
            <table:covered-table-cell/>
            <table:table-cell table:style-name="Table1.B2" office:value-type="string">
              <text:p text:style-name="MP17">Vs. Riferimento / Your reference</text:p>
              <text:p text:style-name="MP18"/>
              <text:p text:style-name="MP22"><text:placeholder text:placeholder-type="text">&lt;if test="o.partner_order_id.title"&gt;</text:placeholder></text:p>
              <text:p text:style-name="MP22"><text:placeholder text:placeholder-type="text">&lt;o.partner_order_id.title.name or ''&gt;</text:placeholder></text:p>
              <text:p text:style-name="MP22"><text:placeholder text:placeholder-type="text">&lt;/if&gt;</text:placeholder></text:p>
              <text:p text:style-name="MP22"><text:placeholder text:placeholder-type="text">&lt;o.partner_order_id.name or ''&gt;</text:placeholder></text:p>
            </table:table-cell>
            <table:table-cell table:style-name="Table1.C2" table:number-columns-spanned="2" office:value-type="string">
              <text:p text:style-name="MP17">Ns. riferimento / Our reference</text:p>
              <text:p text:style-name="MP18"/>
              <text:p text:style-name="MP22"><text:placeholder text:placeholder-type="text">&lt;o.user_id.name or ''&gt;</text:placeholder></text:p>
            </table:table-cell>
            <table:covered-table-cell/>
          </table:table-row>
          <table:table-row>
            <table:table-cell table:style-name="Table1.B2" table:number-columns-spanned="2" office:value-type="string">
              <text:p text:style-name="MP17">Condizioni di Pagamento / Payment conditions:</text:p>
              <text:p text:style-name="MP18"/>
              <text:p text:style-name="MP19"><text:placeholder text:placeholder-type="text">&lt;o.payment_term.name or ''&gt;</text:placeholder></text:p>
            </table:table-cell>
            <table:covered-table-cell/>
            <table:table-cell table:style-name="Table1.C3" table:number-columns-spanned="2" office:value-type="string">
              <text:p text:style-name="MP17">Data Consegna/Date Delivery:</text:p>
              <text:p text:style-name="MP18"/>
              <text:p text:style-name="MP19"><text:placeholder text:placeholder-type="text">&lt;o.commitment_last_date or ''&gt;</text:placeholder></text:p>
            </table:table-cell>
            <table:covered-table-cell/>
          </table:table-row>
        </table:table>
        <text:p text:style-name="Standard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G"/>
          <table:table-row>
            <table:table-cell table:style-name="Tabella5.A1" office:value-type="string">
              <text:p text:style-name="MP23"><text:span text:style-name="MT1">Validità Offerta / <text:s/>Offer validity: </text:span><text:span text:style-name="MT2"><text:placeholder text:placeholder-type="text">&lt;o.validity or ''&gt;</text:placeholder></text:span></text:p>
            </table:table-cell>
            <table:table-cell table:style-name="Tabella5.A1" table:number-rows-spanned="3" table:number-columns-spanned="2" office:value-type="string">
              <text:p text:style-name="MP24">Data e firma per accettazione</text:p>
              <text:p text:style-name="MP24"><text:span text:style-name="MT3">Date and signature for acceptance</text:span>:</text:p>
              <text:p text:style-name="MP25"/>
              <text:p text:style-name="MP24">____/_______/__________</text:p>
              <text:p text:style-name="MP26"/>
              <text:p text:style-name="MP24">_________________________</text:p>
            </table:table-cell>
            <table:covered-table-cell/>
            <table:table-cell table:style-name="Tabella5.D1" table:number-columns-spanned="3" office:value-type="string">
              <text:p text:style-name="MP27">Totale senza sconto:</text:p>
            </table:table-cell>
            <table:covered-table-cell/>
            <table:covered-table-cell/>
            <table:table-cell table:style-name="Tabella5.G1" office:value-type="string">
              <text:p text:style-name="MP28">€</text:p>
            </table:table-cell>
          </table:table-row>
          <table:table-row>
            <table:table-cell table:style-name="Tabella5.A2" table:number-rows-spanned="2" office:value-type="date" office:date-value="1899-12-30">
              <text:p text:style-name="MP29">Annotazioni / Notes:</text:p>
              <text:p text:style-name="MP30"/>
              <text:p text:style-name="MP31"><text:placeholder text:placeholder-type="text">&lt;objects[0].note or ''&gt;</text:placeholder></text:p>
            </table:table-cell>
            <table:covered-table-cell/>
            <table:covered-table-cell/>
            <table:table-cell table:style-name="Tabella5.D2" office:value-type="string">
              <text:p text:style-name="MP27">Sconto / Discount:</text:p>
            </table:table-cell>
            <table:table-cell table:style-name="Tabella5.E2" table:number-columns-spanned="2" office:value-type="string">
              <text:p text:style-name="MP27"/>
            </table:table-cell>
            <table:covered-table-cell/>
            <table:table-cell table:style-name="Tabella5.G2" office:value-type="string">
              <text:p text:style-name="MP32"><text:placeholder text:placeholder-type="text">&lt;formatLang(totalDiscount(o))&gt;</text:placeholder> €</text:p>
            </table:table-cell>
          </table:table-row>
          <table:table-row>
            <table:covered-table-cell/>
            <table:covered-table-cell/>
            <table:covered-table-cell/>
            <table:table-cell table:style-name="Tabella5.D2" table:number-columns-spanned="3" office:value-type="string">
              <text:p text:style-name="MP27"><text:span text:style-name="MT4">TOTALE</text:span><text:span text:style-name="MT3">(solo imponibile):</text:span></text:p>
              <text:p text:style-name="MP27">Total <text:span text:style-name="MT3">(without Vat)</text:span></text:p>
            </table:table-cell>
            <table:covered-table-cell/>
            <table:covered-table-cell/>
            <table:table-cell table:style-name="Tabella5.G3" office:value-type="string">
              <text:p text:style-name="MP32"><text:span text:style-name="MT5"><text:placeholder text:placeholder-type="text">&lt;formatLang(objects[0].amount_untaxed)&gt;</text:placeholder></text:span> €</text:p>
            </table:table-cell>
          </table:table-row>
          <table:table-row>
            <table:table-cell table:style-name="Tabella5.A4">
              <text:p text:style-name="MP33"/>
            </table:table-cell>
            <table:table-cell table:style-name="Tabella5.B4" office:value-type="string">
              <text:p text:style-name="MP34"/>
            </table:table-cell>
            <table:table-cell table:style-name="Tabella5.B4" table:number-columns-spanned="3" office:value-type="string">
              <text:p text:style-name="MP35"><text:span text:style-name="MT6">Firma / Sign</text:span></text:p>
              <text:p text:style-name="MP36"><text:span text:style-name="MT6"/></text:p>
              <text:p text:style-name="MP37"><text:span text:style-name="MT6"><text:placeholder text:placeholder-type="text">&lt;o.user_id.name&gt;</text:placeholder></text:span></text:p>
            </table:table-cell>
            <table:covered-table-cell/>
            <table:covered-table-cell/>
            <table:table-cell table:style-name="Tabella5.B4" table:number-columns-spanned="2" office:value-type="string">
              <text:p text:style-name="Standard"/>
            </table:table-cell>
            <table:covered-table-cell/>
          </table:table-row>
        </table:table>
        <text:p text:style-name="MP3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e </meta:initial-creator>
    <meta:creation-date>2010-09-07T12:12:43</meta:creation-date>
    <meta:generator>OpenOffice.org/3.2$Linux OpenOffice.org_project/320m12$Build-9483</meta:generator>
    <dc:date>2013-03-19T20:01:24</dc:date>
    <dc:creator>Openerp </dc:creator>
    <meta:editing-duration>PT186H39M10S</meta:editing-duration>
    <meta:editing-cycles>224</meta:editing-cycles>
    <meta:document-statistic meta:table-count="4" meta:image-count="1" meta:object-count="0" meta:page-count="1" meta:paragraph-count="71" meta:word-count="208" meta:character-count="1899"/>
  </office:meta>
</office:document-meta>
</file>